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m</text:p>
          </table:table-cell>
          <table:table-cell office:value-type="string">
            <text:p>rssi</text:p>
          </table:table-cell>
          <table:table-cell/>
          <table:table-cell>
            <draw:frame table:end-cell-address="Sheet1.K21" table:end-x="0.1154in" table:end-y="0.0126in" draw:z-index="0" draw:style-name="gr1" svg:width="6.2988in" svg:height="3.5429in" svg:x="0.0398in" svg:y="0.0394in">
              <draw:object draw:notify-on-update-of-ranges="Sheet1.A1:Sheet1.A1 Sheet1.A2:Sheet1.A15 Sheet1.B1:Sheet1.B1 Sheet1.B2:Sheet1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33">
            <text:p>-3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09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Laan</meta:initial-creator>
    <meta:creation-date>2012-04-02T09:15:48</meta:creation-date>
    <dc:date>2012-04-02T09:58:26</dc:date>
    <dc:creator>Jan Laan</dc:creator>
    <meta:editing-duration>PT27M28S</meta:editing-duration>
    <meta:editing-cycles>2</meta:editing-cycles>
    <meta:generator>LibreOffice/3.3$Unix LibreOffice_project/330m19$Build-301</meta:generator>
    <meta:document-statistic meta:table-count="3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31cm" svg:y="4.203cm" chart:style-name="ch2"/>
        <chart:plot-area chart:style-name="ch3" table:cell-range-address="Sheet1.A1:Sheet1.B15" chart:data-source-has-labels="row" svg:x="0.77cm" svg:y="0.855cm" svg:width="13.221cm" svg:height="7.545cm">
          <chartooo:coordinate-region svg:x="1.541cm" svg:y="1.056cm" svg:width="12.148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si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5</svg:desc>
                </draw:g>
              </table:table-cell>
              <table:table-cell office:value-type="float" office:value="12">
                <text:p>12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-33">
                <text:p>-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